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fcaa" officeooo:paragraph-rsid="000ffcaa"/>
    </style:style>
    <style:style style:name="P2" style:family="paragraph" style:parent-style-name="Standard">
      <style:text-properties officeooo:rsid="001196b1" officeooo:paragraph-rsid="001196b1"/>
    </style:style>
    <style:style style:name="P3" style:family="paragraph" style:parent-style-name="Standard">
      <style:text-properties officeooo:rsid="001388de" officeooo:paragraph-rsid="001388de"/>
    </style:style>
    <style:style style:name="P4" style:family="paragraph" style:parent-style-name="Standard">
      <style:text-properties officeooo:rsid="0013b217" officeooo:paragraph-rsid="0013b217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text-properties officeooo:rsid="00148f93" officeooo:paragraph-rsid="00148f93"/>
    </style:style>
    <style:style style:name="P7" style:family="paragraph" style:parent-style-name="Standard">
      <style:text-properties officeooo:rsid="0014c19c" officeooo:paragraph-rsid="0014c19c"/>
    </style:style>
    <style:style style:name="P8" style:family="paragraph" style:parent-style-name="Standard">
      <style:text-properties officeooo:rsid="0014eca0" officeooo:paragraph-rsid="0014eca0"/>
    </style:style>
    <style:style style:name="P9" style:family="paragraph" style:parent-style-name="Standard">
      <style:text-properties officeooo:rsid="00160bcc" officeooo:paragraph-rsid="00160bcc"/>
    </style:style>
    <style:style style:name="P10" style:family="paragraph" style:parent-style-name="Standard">
      <style:text-properties officeooo:paragraph-rsid="00160bcc"/>
    </style:style>
    <style:style style:name="P11" style:family="paragraph" style:parent-style-name="Standard">
      <style:text-properties officeooo:rsid="0016d736" officeooo:paragraph-rsid="0016d736"/>
    </style:style>
    <style:style style:name="P12" style:family="paragraph" style:parent-style-name="Standard">
      <style:text-properties officeooo:rsid="001723fc" officeooo:paragraph-rsid="001723fc"/>
    </style:style>
    <style:style style:name="P13" style:family="paragraph" style:parent-style-name="Standard">
      <style:text-properties officeooo:rsid="001743b7" officeooo:paragraph-rsid="001743b7"/>
    </style:style>
    <style:style style:name="P14" style:family="paragraph" style:parent-style-name="Standard">
      <style:paragraph-properties fo:break-before="page"/>
      <style:text-properties officeooo:rsid="00148f93" officeooo:paragraph-rsid="00148f93"/>
    </style:style>
    <style:style style:name="P15" style:family="paragraph" style:parent-style-name="Standard">
      <style:paragraph-properties fo:break-before="page"/>
      <style:text-properties officeooo:rsid="00160bcc" officeooo:paragraph-rsid="00160bcc"/>
    </style:style>
    <style:style style:name="P16" style:family="paragraph" style:parent-style-name="Standard">
      <style:paragraph-properties fo:break-before="page"/>
      <style:text-properties officeooo:rsid="0016d736" officeooo:paragraph-rsid="0016d736"/>
    </style:style>
    <style:style style:name="P17" style:family="paragraph" style:parent-style-name="Standard">
      <style:paragraph-properties fo:break-before="page"/>
      <style:text-properties officeooo:rsid="001723fc" officeooo:paragraph-rsid="001723fc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text-properties fo:color="#000000" style:font-name="Consolas" fo:font-size="9.5pt" officeooo:rsid="001388de" officeooo:paragraph-rsid="001388de" fo:background-color="#ffffff" style:font-size-asian="9.5pt"/>
    </style:style>
    <style:style style:name="P20" style:family="paragraph" style:parent-style-name="Standard">
      <style:text-properties fo:color="#000000" style:font-name="Consolas" fo:font-size="9.5pt" officeooo:rsid="0013b217" officeooo:paragraph-rsid="0013b217" fo:background-color="#ffffff" style:font-size-asian="9.5pt"/>
    </style:style>
    <style:style style:name="P21" style:family="paragraph" style:parent-style-name="Standard">
      <style:text-properties fo:color="#000000" style:font-name="Consolas" fo:font-size="9.5pt" officeooo:rsid="00160bcc" officeooo:paragraph-rsid="00160bcc" fo:background-color="#ffffff" style:font-size-asian="9.5pt"/>
    </style:style>
    <style:style style:name="P22" style:family="paragraph" style:parent-style-name="Standard">
      <style:text-properties fo:color="#000000" style:font-name="Consolas" fo:font-size="9.5pt" officeooo:rsid="0016d736" officeooo:paragraph-rsid="0016d736" fo:background-color="#ffffff" style:font-size-asian="9.5pt"/>
    </style:style>
    <style:style style:name="P23" style:family="paragraph" style:parent-style-name="Standard">
      <style:text-properties fo:color="#000000" style:font-name="Consolas" fo:font-size="9.5pt" officeooo:rsid="001743b7" officeooo:paragraph-rsid="001743b7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font-size-asian="9.5pt" fo:background-color="#ffffff"/>
    </style:style>
    <style:style style:name="P25" style:family="paragraph" style:parent-style-name="Standard">
      <style:text-properties officeooo:rsid="001743b7" officeooo:paragraph-rsid="001743b7"/>
    </style:style>
    <style:style style:name="P26" style:family="paragraph" style:parent-style-name="Standard">
      <style:text-properties officeooo:rsid="001beba6" officeooo:paragraph-rsid="001beba6"/>
    </style:style>
    <style:style style:name="P27" style:family="paragraph" style:parent-style-name="Standard">
      <style:text-properties officeooo:rsid="001c1194" officeooo:paragraph-rsid="001c1194"/>
    </style:style>
    <style:style style:name="P28" style:family="paragraph" style:parent-style-name="Standard">
      <style:text-properties officeooo:rsid="001723fc" officeooo:paragraph-rsid="001723fc"/>
    </style:style>
    <style:style style:name="P29" style:family="paragraph" style:parent-style-name="Standard">
      <style:text-properties officeooo:paragraph-rsid="001c1194"/>
    </style:style>
    <style:style style:name="P30" style:family="paragraph" style:parent-style-name="Standard">
      <style:text-properties officeooo:rsid="001caf0e" officeooo:paragraph-rsid="001caf0e"/>
    </style:style>
    <style:style style:name="P31" style:family="paragraph" style:parent-style-name="Standard">
      <style:text-properties officeooo:rsid="001e46dd" officeooo:paragraph-rsid="001e46dd"/>
    </style:style>
    <style:style style:name="P32" style:family="paragraph" style:parent-style-name="Standard">
      <style:text-properties officeooo:rsid="001fc693" officeooo:paragraph-rsid="001fc693"/>
    </style:style>
    <style:style style:name="P33" style:family="paragraph" style:parent-style-name="Standard">
      <style:paragraph-properties fo:break-before="page"/>
      <style:text-properties officeooo:rsid="001c1194" officeooo:paragraph-rsid="001c1194"/>
    </style:style>
    <style:style style:name="P34" style:family="paragraph" style:parent-style-name="Standard">
      <style:paragraph-properties fo:break-before="page"/>
      <style:text-properties officeooo:rsid="001fc693" officeooo:paragraph-rsid="001fc693"/>
    </style:style>
    <style:style style:name="T1" style:family="text">
      <style:text-properties officeooo:rsid="001196b1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officeooo:rsid="00160bcc" fo:background-color="#ffffff" loext:char-shading-value="0" style:font-size-asian="9.5pt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2b91af" style:font-name="Consolas" fo:font-size="9.5pt" fo:background-color="#ffffff" loext:char-shading-value="0" style:font-size-asian="9.5pt"/>
    </style:style>
    <style:style style:name="T8" style:family="text">
      <style:text-properties fo:color="#2b91af" style:font-name="Consolas" fo:font-size="9.5pt" style:font-size-asian="9.5pt" fo:background-color="#ffffff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a31515" style:font-name="Consolas" fo:font-size="9.5pt" style:font-size-asian="9.5pt" fo:background-color="#ffffff"/>
    </style:style>
    <style:style style:name="T11" style:family="text">
      <style:text-properties officeooo:rsid="0013b217"/>
    </style:style>
    <style:style style:name="T12" style:family="text">
      <style:text-properties officeooo:rsid="00148f93"/>
    </style:style>
    <style:style style:name="T13" style:family="text">
      <style:text-properties fo:color="#008000" style:font-name="Consolas" fo:font-size="9.5pt" fo:background-color="#ffffff" loext:char-shading-value="0" style:font-size-asian="9.5pt"/>
    </style:style>
    <style:style style:name="T14" style:family="text">
      <style:text-properties fo:color="#008000" style:font-name="Consolas" fo:font-size="9.5pt" style:font-size-asian="9.5pt" fo:background-color="#ffffff"/>
    </style:style>
    <style:style style:name="T15" style:family="text">
      <style:text-properties officeooo:rsid="001723fc"/>
    </style:style>
    <style:style style:name="T16" style:family="text">
      <style:text-properties officeooo:rsid="001beba6"/>
    </style:style>
    <style:style style:name="T17" style:family="text">
      <style:text-properties officeooo:rsid="001c1194"/>
    </style:style>
    <style:style style:name="T18" style:family="text">
      <style:text-properties officeooo:rsid="001e46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O Game Tutorial 3</text:p>
      <text:p text:style-name="P1">https://unity3d.com/learn/tutorials/projects/2d-ufo-tutorial/controlling-player?playlist=25844</text:p>
      <text:p text:style-name="P1"/>
      <text:p text:style-name="P1">1. Select Player game object in Hierarchy view. <text:s/>Component &gt; Physics 2D &gt; Rigitbody 2D or in Inspector view, Add Component button &gt; Physics 2D &gt; Rigidbody 2D.</text:p>
      <text:p text:style-name="P1"/>
      <text:p text:style-name="P1">2. Can move components up and down in Inspector view with gear icon button.</text:p>
      <text:p text:style-name="P1"/>
      <text:p text:style-name="P1">3. Creating script to control player:</text:p>
      <text:p text:style-name="P1"><text:tab/>a. Assets &gt; Create &gt; C# Script</text:p>
      <text:p text:style-name="P1"><text:tab/>b. Project View &gt; Create &gt; C# Script</text:p>
      <text:p text:style-name="P1">c. Select Player object in Hierarchy view &gt; Add Component button in Inspector view &gt; New Script <text:span text:style-name="T1">&gt; Rename “PlayerController” &gt; Select C# &gt; Create and Add button.</text:span></text:p>
      <text:p text:style-name="P1"/>
      <text:p text:style-name="P2">4. Project view &gt; Right click Assets &gt; Create &gt; New folder (named “Scripts”). <text:s/>Move PlayerController script to Scripts folder.</text:p>
      <text:p text:style-name="P2"/>
      <text:p text:style-name="P2">5. Edit script</text:p>
      <text:p text:style-name="P2"><text:tab/>a. Select Player object in Hierarchy view &gt; Select script component &gt; Gear icon &gt; Edit</text:p>
      <text:p text:style-name="P2"><text:tab/>b. Double-click PlayerController in Project view</text:p>
      <text:p text:style-name="P2">c. Select PlayerController script in Project View &gt; Open in Inspector view</text:p>
      <text:p text:style-name="P2"/>
      <text:p text:style-name="P3">6. Update() executes before implementing stuff. <text:s/>FixedUpdate() executes right before physics updates.</text:p>
      <text:p text:style-name="P3">Add this code: </text:p>
      <text:p text:style-name="P3"><text:span text:style-name="T2">void</text:span><text:span text:style-name="T5"> FixedUpdate()</text:span></text:p>
      <text:p text:style-name="P5"><text:s text:c="4"/>{</text:p>
      <text:p text:style-name="Standard"><text:span text:style-name="T5"><text:s text:c="8"/></text:span><text:span text:style-name="T2">float</text:span><text:span text:style-name="T5"> moveHorizontal = </text:span><text:span text:style-name="T7">Input</text:span><text:span text:style-name="T5">.GetAxis(</text:span><text:span text:style-name="T9">"Horizontal"</text:span><text:span text:style-name="T5">);</text:span></text:p>
      <text:p text:style-name="Standard"><text:span text:style-name="T5"><text:s text:c="8"/></text:span><text:span text:style-name="T2">float</text:span><text:span text:style-name="T5"> moveVertical = </text:span><text:span text:style-name="T7">Input</text:span><text:span text:style-name="T5">.GetAxis(</text:span><text:span text:style-name="T9">"Vertical"</text:span><text:span text:style-name="T5">);</text:span></text:p>
      <text:p text:style-name="P19"><text:s text:c="4"/>}</text:p>
      <text:p text:style-name="P3"/>
      <text:p text:style-name="P3">7. How to access another component of a game component in our script, <text:span text:style-name="T11">add this code:</text:span></text:p>
      <text:p text:style-name="P3"><text:span text:style-name="T5"><text:s/></text:span><text:span text:style-name="T2">private</text:span><text:span text:style-name="T5"> </text:span><text:span text:style-name="T7">Rigidbody2D</text:span><text:span text:style-name="T5"> rb2d;</text:span></text:p>
      <text:p text:style-name="P5"/>
      <text:p text:style-name="Standard"><text:span text:style-name="T5"><text:s text:c="4"/></text:span><text:span text:style-name="T2">void</text:span><text:span text:style-name="T5"> Start()</text:span></text:p>
      <text:p text:style-name="P5"><text:s text:c="4"/>{</text:p>
      <text:p text:style-name="Standard"><text:span text:style-name="T5"><text:s text:c="8"/>rb2d = GetComponent&lt;</text:span><text:span text:style-name="T7">Rigidbody2D</text:span><text:span text:style-name="T5">&gt;();</text:span></text:p>
      <text:p text:style-name="P5"><text:s text:c="4"/>}</text:p>
      <text:p text:style-name="P5"/>
      <text:p text:style-name="Standard"><text:span text:style-name="T5"><text:tab/></text:span><text:span text:style-name="T2">void</text:span><text:span text:style-name="T5"> FixedUpdate()</text:span></text:p>
      <text:p text:style-name="P5"><text:s text:c="4"/>{</text:p>
      <text:p text:style-name="Standard"><text:span text:style-name="T5"><text:s text:c="8"/></text:span><text:span text:style-name="T2">float</text:span><text:span text:style-name="T5"> moveHorizontal = </text:span><text:span text:style-name="T7">Input</text:span><text:span text:style-name="T5">.GetAxis(</text:span><text:span text:style-name="T9">"Horizontal"</text:span><text:span text:style-name="T5">);</text:span></text:p>
      <text:p text:style-name="Standard"><text:span text:style-name="T5"><text:s text:c="8"/></text:span><text:span text:style-name="T2">float</text:span><text:span text:style-name="T5"> moveVertical = </text:span><text:span text:style-name="T7">Input</text:span><text:span text:style-name="T5">.GetAxis(</text:span><text:span text:style-name="T9">"Vertical"</text:span><text:span text:style-name="T5">);</text:span></text:p>
      <text:p text:style-name="Standard"><text:span text:style-name="T5"><text:s text:c="8"/></text:span><text:span text:style-name="T7">Vector2</text:span><text:span text:style-name="T5"> movement = </text:span><text:span text:style-name="T2">new</text:span><text:span text:style-name="T5"> </text:span><text:span text:style-name="T7">Vector2</text:span><text:span text:style-name="T5">(moveHorizontal, moveVertical);</text:span></text:p>
      <text:p text:style-name="P5"><text:s text:c="8"/>rb2d.AddForce(movement);</text:p>
      <text:p text:style-name="P19"><text:s text:c="4"/>}</text:p>
      <text:p text:style-name="P3"/>
      <text:p text:style-name="P4">8. Hit play button at top center. <text:s/>Observe gravity. <text:s/>Set RigitBody.Gravity field of Player object to 0.</text:p>
      <text:p text:style-name="P4">Multiply movement by speed. <text:s/><text:span text:style-name="T12">Set speed variable in Unity. <text:s/>Final code:</text:span></text:p>
      <text:p text:style-name="P4"><text:span text:style-name="T2">public</text:span><text:span text:style-name="T5"> </text:span><text:span text:style-name="T2">float</text:span><text:span text:style-name="T5"> speed;</text:span></text:p>
      <text:p text:style-name="Standard"><text:span text:style-name="T5"><text:s text:c="4"/></text:span><text:span text:style-name="T2">private</text:span><text:span text:style-name="T5"> </text:span><text:span text:style-name="T7">Rigidbody2D</text:span><text:span text:style-name="T5"> rb2d;</text:span></text:p>
      <text:p text:style-name="P5"/>
      <text:p text:style-name="Standard"><text:span text:style-name="T5"><text:s text:c="4"/></text:span><text:span text:style-name="T2">void</text:span><text:span text:style-name="T5"> Start()</text:span></text:p>
      <text:p text:style-name="P5"><text:s text:c="4"/>{</text:p>
      <text:p text:style-name="Standard"><text:span text:style-name="T5"><text:s text:c="8"/>rb2d = GetComponent&lt;</text:span><text:span text:style-name="T7">Rigidbody2D</text:span><text:span text:style-name="T5">&gt;();</text:span></text:p>
      <text:p text:style-name="P5"><text:soft-page-break/><text:s text:c="4"/>}</text:p>
      <text:p text:style-name="P5"/>
      <text:p text:style-name="Standard"><text:span text:style-name="T5"><text:tab/></text:span><text:span text:style-name="T2">void</text:span><text:span text:style-name="T5"> FixedUpdate()</text:span></text:p>
      <text:p text:style-name="P5"><text:s text:c="4"/>{</text:p>
      <text:p text:style-name="Standard"><text:span text:style-name="T5"><text:s text:c="8"/></text:span><text:span text:style-name="T2">float</text:span><text:span text:style-name="T5"> moveHorizontal = </text:span><text:span text:style-name="T7">Input</text:span><text:span text:style-name="T5">.GetAxis(</text:span><text:span text:style-name="T9">"Horizontal"</text:span><text:span text:style-name="T5">);</text:span></text:p>
      <text:p text:style-name="Standard"><text:span text:style-name="T5"><text:s text:c="8"/></text:span><text:span text:style-name="T2">float</text:span><text:span text:style-name="T5"> moveVertical = </text:span><text:span text:style-name="T7">Input</text:span><text:span text:style-name="T5">.GetAxis(</text:span><text:span text:style-name="T9">"Vertical"</text:span><text:span text:style-name="T5">);</text:span></text:p>
      <text:p text:style-name="Standard"><text:span text:style-name="T5"><text:s text:c="8"/></text:span><text:span text:style-name="T7">Vector2</text:span><text:span text:style-name="T5"> movement = </text:span><text:span text:style-name="T2">new</text:span><text:span text:style-name="T5"> </text:span><text:span text:style-name="T7">Vector2</text:span><text:span text:style-name="T5">(moveHorizontal, moveVertical);</text:span></text:p>
      <text:p text:style-name="P5"><text:s text:c="8"/>rb2d.AddForce(movement * speed);</text:p>
      <text:p text:style-name="P20"><text:s text:c="4"/>}</text:p>
      <text:p text:style-name="P20"/>
      <text:p text:style-name="P20"/>
      <text:p text:style-name="P20"/>
      <text:p text:style-name="P20"/>
      <text:p text:style-name="P6">End</text:p>
      <text:p text:style-name="P6"/>
      <text:p text:style-name="P6"/>
      <text:p text:style-name="P14">Tutorial 4 Adding collision</text:p>
      <text:p text:style-name="P6">https://unity3d.com/learn/tutorials/projects/2d-ufo-tutorial/adding-collision?playlist=25844</text:p>
      <text:p text:style-name="P6"/>
      <text:p text:style-name="P6">1. Highlight Player game object in Hierarchy view. <text:s/>It already has Rigidbody2D component. <text:s/>Add “Circle Collider 2D” component.</text:p>
      <text:p text:style-name="P6"/>
      <text:p text:style-name="P7">2. Select Player object in Hierarchy view. <text:s/>Hover mouse over scene view and press f. <text:s/>Select Collider component in Inspector view. <text:s/>Slide value of “radius” to adjust it to outline of UFO sprite (remove empty space).</text:p>
      <text:p text:style-name="P7"/>
      <text:p text:style-name="P7">3. Select Background object in Hierarchy view. <text:s/>Add Component &gt; Physics 2D &gt; Box Collider 2D. Play game. <text:s/>Player will fly up because it thinks the player and background are solid objects.</text:p>
      <text:p text:style-name="P7"/>
      <text:p text:style-name="P7">4. Switch from “Shaded” view to “Wireframe” view with drop down menu in top-left of Scene view to make colliders easier to see.</text:p>
      <text:p text:style-name="P7"/>
      <text:p text:style-name="P8">5. Set “size” field of Background collider to 3.3 and 31.6. <text:s/>Set offset field to 14.3, 0.</text:p>
      <text:p text:style-name="P8"/>
      <text:p text:style-name="P8">6. Gear icon of component &gt; Copy component. <text:s/>Gear icon &gt; Paste component as new. <text:s/>Do this for all walls.</text:p>
      <text:p text:style-name="P8"/>
      <text:p text:style-name="P8">7. Walls won’t move because they lack a RigidBody.</text:p>
      <text:p text:style-name="P6"/>
      <text:p text:style-name="P6">End</text:p>
      <text:p text:style-name="P15">Tutorial 5 Following the Player with the Camera</text:p>
      <text:p text:style-name="P9">https://unity3d.com/learn/tutorials/projects/2d-ufo-tutorial/following-player-camera?playlist=25844</text:p>
      <text:p text:style-name="P9"/>
      <text:p text:style-name="P9">1. You can drag Camera object on top of Player object to make it a child of the Player object. <text:s/>If Player moves, Camera moves. <text:s/>But, this also rotates the Camera with the Player, but we don’t want this. <text:s/>Detach it by dragging it above the Player object.</text:p>
      <text:p text:style-name="P9"/>
      <text:p text:style-name="P9">2. Use script to make camera follow player. <text:s/>Select Camera object. <text:s/>Add Component button &gt; Type “CameraController” &gt; New Script. <text:s/>Add this code:</text:p>
      <text:p text:style-name="P9"/>
      <text:p text:style-name="P10"><text:span text:style-name="T3"><text:tab/></text:span><text:span text:style-name="T2">public</text:span><text:span text:style-name="T5"> </text:span><text:span text:style-name="T2">class</text:span><text:span text:style-name="T5"> </text:span><text:span text:style-name="T7">CameraController</text:span><text:span text:style-name="T5"> : </text:span><text:span text:style-name="T7">MonoBehaviour</text:span><text:span text:style-name="T5"> {</text:span></text:p>
      <text:p text:style-name="P5"/>
      <text:p text:style-name="Standard"><text:span text:style-name="T5"><text:s text:c="4"/></text:span><text:span text:style-name="T2">public</text:span><text:span text:style-name="T5"> </text:span><text:span text:style-name="T7">GameObject</text:span><text:span text:style-name="T5"> player;</text:span></text:p>
      <text:p text:style-name="P5"/>
      <text:p text:style-name="Standard"><text:span text:style-name="T5"><text:s text:c="4"/></text:span><text:span text:style-name="T2">private</text:span><text:span text:style-name="T5"> </text:span><text:span text:style-name="T7">Vector3</text:span><text:span text:style-name="T5"> offset;</text:span></text:p>
      <text:p text:style-name="P5"/>
      <text:p text:style-name="Standard"><text:span text:style-name="T5"><text:tab/></text:span><text:span text:style-name="T13">// Use this for initialization</text:span></text:p>
      <text:p text:style-name="Standard"><text:span text:style-name="T5"><text:tab/></text:span><text:span text:style-name="T2">void</text:span><text:span text:style-name="T5"> Start ()</text:span></text:p>
      <text:p text:style-name="P5"><text:s text:c="4"/>{</text:p>
      <text:p text:style-name="P5"><text:s text:c="8"/>offset = transform.position - player.transform.position;<text:tab/></text:p>
      <text:p text:style-name="P5"><text:tab/>}</text:p>
      <text:p text:style-name="P5"><text:tab/></text:p>
      <text:p text:style-name="Standard"><text:span text:style-name="T5"><text:tab/></text:span><text:span text:style-name="T13">// Update is called once per frame</text:span></text:p>
      <text:p text:style-name="Standard"><text:span text:style-name="T5"><text:tab/></text:span><text:span text:style-name="T2">void</text:span><text:span text:style-name="T5"> LateUpdate ()</text:span></text:p>
      <text:p text:style-name="P5"><text:s text:c="4"/>{</text:p>
      <text:p text:style-name="P5"><text:s text:c="8"/>transform.position = player.transform.position + offset;</text:p>
      <text:p text:style-name="P5"><text:tab/>}</text:p>
      <text:p text:style-name="P21">}</text:p>
      <text:p text:style-name="P9"/>
      <text:p text:style-name="P9">3. LateUpdate() - runs after all items have been processed in Update() - ensures that player has already moved.</text:p>
      <text:p text:style-name="P9"/>
      <text:p text:style-name="P9">4. In Unity, drag Player object onto Camera object’s player slot.</text:p>
      <text:p text:style-name="P9">End</text:p>
      <text:p text:style-name="P16">Tutorial 6 Collectible objects</text:p>
      <text:p text:style-name="P11">https://unity3d.com/learn/tutorials/projects/2d-ufo-tutorial/creating-collectable-objects?playlist=25844</text:p>
      <text:p text:style-name="P11"/>
      <text:p text:style-name="P11">1. Drag Pickup sprite from Project view to Hierarchy view. <text:s/>Set sorting layer attribute of SpriteRender component to “Pickup”. <text:s/>Player is in front, so select Player and uncheck the textbox in front of its name in Inspector view.</text:p>
      <text:p text:style-name="P11"/>
      <text:p text:style-name="P11">2. Select Pickup object, mouse over Scene view, press f.</text:p>
      <text:p text:style-name="P11"/>
      <text:p text:style-name="P11">3. Add Component &gt; Physics 2D &gt; Circle Collider 2D. <text:s/>Adjust radius to fit sprite.</text:p>
      <text:p text:style-name="P11"/>
      <text:p text:style-name="P11">4. Add Component &gt; Rotater &gt; New Script. <text:s/>Type “transform” in Update(), Ctrl + ‘. <text:s/>Brings up documentation.</text:p>
      <text:p text:style-name="P11"/>
      <text:p text:style-name="P11">5. Add this code:</text:p>
      <text:p text:style-name="P11"/>
      <text:p text:style-name="P11"><text:span text:style-name="T2">public</text:span><text:span text:style-name="T5"> </text:span><text:span text:style-name="T2">class</text:span><text:span text:style-name="T5"> </text:span><text:span text:style-name="T7">Rotator</text:span><text:span text:style-name="T5"> : </text:span><text:span text:style-name="T7">MonoBehaviour</text:span><text:span text:style-name="T5"> {</text:span></text:p>
      <text:p text:style-name="P5"/>
      <text:p text:style-name="Standard"><text:span text:style-name="T5"><text:tab/></text:span><text:span text:style-name="T13">// Use this for initialization</text:span></text:p>
      <text:p text:style-name="Standard"><text:span text:style-name="T5"><text:tab/></text:span><text:span text:style-name="T2">void</text:span><text:span text:style-name="T5"> Start () {</text:span></text:p>
      <text:p text:style-name="P5"><text:tab/><text:tab/></text:p>
      <text:p text:style-name="P5"><text:tab/>}</text:p>
      <text:p text:style-name="P5"><text:tab/></text:p>
      <text:p text:style-name="Standard"><text:span text:style-name="T5"><text:tab/></text:span><text:span text:style-name="T13">// Update is called once per frame</text:span></text:p>
      <text:p text:style-name="Standard"><text:span text:style-name="T5"><text:tab/></text:span><text:span text:style-name="T2">void</text:span><text:span text:style-name="T5"> Update ()</text:span></text:p>
      <text:p text:style-name="P5"><text:s text:c="4"/>{</text:p>
      <text:p text:style-name="Standard"><text:span text:style-name="T5"><text:s text:c="8"/>transform.Rotate(</text:span><text:span text:style-name="T2">new</text:span><text:span text:style-name="T5"> </text:span><text:span text:style-name="T7">Vector3</text:span><text:span text:style-name="T5">(0, 0, 45) * </text:span><text:span text:style-name="T7">Time</text:span><text:span text:style-name="T5">.deltaTime);</text:span></text:p>
      <text:p text:style-name="P5"><text:tab/>}</text:p>
      <text:p text:style-name="P22">}</text:p>
      <text:p text:style-name="P11"/>
      <text:p text:style-name="P11">6. Convert Pickup into a prefab. <text:s/>Drag Pickup object from Hierarchy into Prefabs folder of Project view &gt; creates new prefab object. <text:s/><text:span text:style-name="T15">GameObject &gt; Create Empty &gt; Rename “Pickups”. <text:s/>Drag the Pickup object onto the Pickups object. <text:s/>Select Pickup (not Pickups).</text:span></text:p>
      <text:p text:style-name="P11"/>
      <text:p text:style-name="P12">7. Edit &gt; Duplicate or Ctrl + D to duplicate Pickup.</text:p>
      <text:p text:style-name="P11"/>
      <text:p text:style-name="P11">End</text:p>
      <text:p text:style-name="P17">Tutorial 7 Collectibles (actually counting them)</text:p>
      <text:p text:style-name="P12">https://unity3d.com/learn/tutorials/projects/2d-ufo-tutorial/picking-collectables?playlist=25844</text:p>
      <text:p text:style-name="P12"/>
      <text:p text:style-name="P12">1. Reactivate Player object (check its box in Inspector). <text:s/>Open PlayerController script.</text:p>
      <text:p text:style-name="P12"/>
      <text:p text:style-name="P12">2. Click question-mark-book icon in Inspector view Collider Circle 2D component of Player object. Click “Switch to Scripting” in Browser.</text:p>
      <text:p text:style-name="P12"/>
      <text:p text:style-name="P13">3. Collider2D.OnTriggerEnter2D() lets us detect collision without making a collision.</text:p>
      <text:p text:style-name="P13"/>
      <text:p text:style-name="P13">4. Add this code:</text:p>
      <text:p text:style-name="P13"><text:span text:style-name="T2">void</text:span><text:span text:style-name="T5"> OnTriggerEnter2D(</text:span><text:span text:style-name="T7">Collider2D</text:span><text:span text:style-name="T5"> other)</text:span></text:p>
      <text:p text:style-name="P5"><text:s text:c="4"/>{</text:p>
      <text:p text:style-name="Standard"><text:span text:style-name="T5"><text:s text:c="8"/></text:span><text:span text:style-name="T2">if</text:span><text:span text:style-name="T5"> (other.gameObject.CompareTag(</text:span><text:span text:style-name="T9">"PickUp"</text:span><text:span text:style-name="T5">))</text:span></text:p>
      <text:p text:style-name="P5"><text:s text:c="8"/>{</text:p>
      <text:p text:style-name="Standard"><text:span text:style-name="T5"><text:s text:c="12"/>other.gameObject.SetActive(</text:span><text:span text:style-name="T2">false</text:span><text:span text:style-name="T5">);</text:span></text:p>
      <text:p text:style-name="P5"><text:s text:c="8"/>}</text:p>
      <text:p text:style-name="P23"><text:s text:c="4"/>}</text:p>
      <text:p text:style-name="P12"/>
      <text:p text:style-name="P13">5. Set “tag” value of Pickup prefab to “PickUp”. <text:s/><text:span text:style-name="T16">All PickUp objects will be tagged with the same thing.</text:span></text:p>
      <text:p text:style-name="P13"/>
      <text:p text:style-name="P26">6. If you run the game, the UFO will still collide with the PickUp objects.</text:p>
      <text:p text:style-name="P26"/>
      <text:p text:style-name="P26">7. You can select multiple objects in the Hierarchy view and edit their common elements simultaneously.</text:p>
      <text:p text:style-name="P26"/>
      <text:p text:style-name="P26">8. Only dynamic objects are affected by a collision (UFO = dynamic, PickUp = static). <text:s/>If we turn our Colliders into “triggers”, we can track collision information without actually causing a collision.</text:p>
      <text:p text:style-name="P26"/>
      <text:p text:style-name="P26">9. In the PickUp Prefab’s Collider component, check “Is Trigger”.</text:p>
      <text:p text:style-name="P26"/>
      <text:p text:style-name="P26">10. We need to indicate which colliders are dynamic by also giving them a RigidBody2D. <text:s/>The reason is that if Unity thinks a collider is static and then it changes, then it has to be recalculated. <text:s/>If Pickups (game object with all our pickups) has to be recalculated often (because they rotate), we lose performance.</text:p>
      <text:p text:style-name="P26"/>
      <text:p text:style-name="P26">11. Add a Physics2D.RigidBody2D component to the Pickup prefab. <text:s/><text:span text:style-name="T17">Change the “Body Type” field to “Kinematic” so that Pickup objects won’t respond to physics forces.</text:span></text:p>
      <text:p text:style-name="P26"/>
      <text:p text:style-name="P27">12. Standard rigid bodies are moved with physics forces. <text:s/>Kinematic rigid bodies are moved via their transform.</text:p>
      <text:p text:style-name="P12"/>
      <text:p text:style-name="P12">End</text:p>
      <text:p text:style-name="P33">Tutorial 8 Counting collectables and displaying score</text:p>
      <text:p text:style-name="P27">https://unity3d.com/learn/tutorials/projects/2d-ufo-tutorial/counting-collectables-and-displaying-score?playlist=25844</text:p>
      <text:p text:style-name="P27"/>
      <text:p text:style-name="P27">1. Open PlayerController.cs script.</text:p>
      <text:p text:style-name="P27"/>
      <text:p text:style-name="P27">2. Add this code:</text:p>
      <text:p text:style-name="P27"><text:span text:style-name="T4">private</text:span><text:span text:style-name="T6"> </text:span><text:span text:style-name="T4">int</text:span><text:span text:style-name="T6"> count;</text:span></text:p>
      <text:p text:style-name="P27"><text:span text:style-name="T4">void</text:span><text:span text:style-name="T6"> OnTriggerEnter2D(</text:span><text:span text:style-name="T8">Collider2D</text:span><text:span text:style-name="T6"> other)</text:span></text:p>
      <text:p text:style-name="P29"><text:span text:style-name="T6"><text:s text:c="4"/>{</text:span></text:p>
      <text:p text:style-name="P29"><text:span text:style-name="T6"><text:s text:c="8"/></text:span><text:span text:style-name="T4">if</text:span><text:span text:style-name="T6"> (other.gameObject.CompareTag(</text:span><text:span text:style-name="T10">"PickUp"</text:span><text:span text:style-name="T6">))</text:span></text:p>
      <text:p text:style-name="P29"><text:span text:style-name="T6"><text:s text:c="8"/>{</text:span></text:p>
      <text:p text:style-name="P29"><text:span text:style-name="T6"><text:s text:c="12"/>other.gameObject.SetActive(</text:span><text:span text:style-name="T4">false</text:span><text:span text:style-name="T6">);</text:span></text:p>
      <text:p text:style-name="P29"><text:span text:style-name="T6"><text:s text:c="12"/>count = count + 1;</text:span></text:p>
      <text:p text:style-name="P29"><text:span text:style-name="T6"><text:s text:c="8"/>}</text:span></text:p>
      <text:p text:style-name="P27"><text:span text:style-name="T6"><text:s text:c="4"/>}</text:span></text:p>
      <text:p text:style-name="P27"/>
      <text:p text:style-name="P27">3. Hierarchy view &gt; Create &gt; UI &gt; Text. <text:s/>Rename to “ColorText”. <text:s/>Select in Hierarchy view, mouse over scene, press f. <text:s/>Use Gear Icon to “Reset” so that it’s centered. <text:s/>Change color to RGB values of (255, 255, 0) = yellow. <text:s/>Change text field to “Count Text”.</text:p>
      <text:p text:style-name="P27"/>
      <text:p text:style-name="P30">4. The transform of UI elements is “Rect Transform”.</text:p>
      <text:p text:style-name="P30"/>
      <text:p text:style-name="P30">5. Anchor the text element to the top left: Open “Anchors and Presets” menu. <text:s/>Hold Shift + Alt and select upper left preset by clicking on it. <text:s/>Give it space by changing “PosX” and “PosY” values to 10 and -10.</text:p>
      <text:p text:style-name="P30"/>
      <text:p text:style-name="P30">6. Update Count Text as follows.</text:p>
      <text:p text:style-name="P30"/>
      <text:p text:style-name="P30">Add this code (first line is important!)</text:p>
      <text:p text:style-name="P30"><text:span text:style-name="T4">using</text:span><text:span text:style-name="T6"> UnityEngine.UI;</text:span></text:p>
      <text:p text:style-name="P24"/>
      <text:p text:style-name="Standard"><text:span text:style-name="T4">public</text:span><text:span text:style-name="T6"> </text:span><text:span text:style-name="T4">class</text:span><text:span text:style-name="T6"> </text:span><text:span text:style-name="T8">PlayerController</text:span><text:span text:style-name="T6"> : </text:span><text:span text:style-name="T8">MonoBehaviour</text:span><text:span text:style-name="T6"> {</text:span></text:p>
      <text:p text:style-name="P24"/>
      <text:p text:style-name="Standard"><text:span text:style-name="T6"><text:s text:c="4"/></text:span><text:span text:style-name="T4">public</text:span><text:span text:style-name="T6"> </text:span><text:span text:style-name="T4">float</text:span><text:span text:style-name="T6"> speed;</text:span></text:p>
      <text:p text:style-name="Standard"><text:span text:style-name="T6"><text:s text:c="4"/></text:span><text:span text:style-name="T4">public</text:span><text:span text:style-name="T6"> </text:span><text:span text:style-name="T8">Text</text:span><text:span text:style-name="T6"> countText;</text:span></text:p>
      <text:p text:style-name="Standard"><text:span text:style-name="T6"><text:s text:c="4"/></text:span><text:span text:style-name="T4">private</text:span><text:span text:style-name="T6"> </text:span><text:span text:style-name="T8">Rigidbody2D</text:span><text:span text:style-name="T6"> rb2d;</text:span></text:p>
      <text:p text:style-name="Standard"><text:span text:style-name="T6"><text:s text:c="4"/></text:span><text:span text:style-name="T4">private</text:span><text:span text:style-name="T6"> </text:span><text:span text:style-name="T4">int</text:span><text:span text:style-name="T6"> count;</text:span></text:p>
      <text:p text:style-name="P24"/>
      <text:p text:style-name="Standard"><text:span text:style-name="T6"><text:s text:c="4"/></text:span><text:span text:style-name="T4">void</text:span><text:span text:style-name="T6"> Start()</text:span></text:p>
      <text:p text:style-name="Standard"><text:span text:style-name="T6"><text:s text:c="4"/>{</text:span></text:p>
      <text:p text:style-name="Standard"><text:span text:style-name="T6"><text:s text:c="8"/>rb2d = GetComponent&lt;</text:span><text:span text:style-name="T8">Rigidbody2D</text:span><text:span text:style-name="T6">&gt;();</text:span></text:p>
      <text:p text:style-name="Standard"><text:span text:style-name="T6"><text:s text:c="8"/>count = 0;</text:span></text:p>
      <text:p text:style-name="Standard"><text:span text:style-name="T6"><text:s text:c="8"/>SetCountText();</text:span></text:p>
      <text:p text:style-name="Standard"><text:span text:style-name="T6"><text:s text:c="4"/>}</text:span></text:p>
      <text:p text:style-name="P24"/>
      <text:p text:style-name="Standard"><text:span text:style-name="T6"><text:s text:c="4"/></text:span><text:span text:style-name="T14">// Updates right before physics items update.</text:span></text:p>
      <text:p text:style-name="Standard"><text:span text:style-name="T6"><text:tab/></text:span><text:span text:style-name="T4">void</text:span><text:span text:style-name="T6"> FixedUpdate()</text:span></text:p>
      <text:p text:style-name="Standard"><text:span text:style-name="T6"><text:s text:c="4"/>{</text:span></text:p>
      <text:p text:style-name="Standard"><text:span text:style-name="T6"><text:s text:c="8"/></text:span><text:span text:style-name="T4">float</text:span><text:span text:style-name="T6"> moveHorizontal = </text:span><text:span text:style-name="T8">Input</text:span><text:span text:style-name="T6">.GetAxis(</text:span><text:span text:style-name="T10">"Horizontal"</text:span><text:span text:style-name="T6">);</text:span></text:p>
      <text:p text:style-name="Standard"><text:span text:style-name="T6"><text:s text:c="8"/></text:span><text:span text:style-name="T4">float</text:span><text:span text:style-name="T6"> moveVertical = </text:span><text:span text:style-name="T8">Input</text:span><text:span text:style-name="T6">.GetAxis(</text:span><text:span text:style-name="T10">"Vertical"</text:span><text:span text:style-name="T6">);</text:span></text:p>
      <text:p text:style-name="Standard"><text:span text:style-name="T6"><text:s text:c="8"/></text:span><text:span text:style-name="T8">Vector2</text:span><text:span text:style-name="T6"> movement = </text:span><text:span text:style-name="T4">new</text:span><text:span text:style-name="T6"> </text:span><text:span text:style-name="T8">Vector2</text:span><text:span text:style-name="T6">(moveHorizontal, moveVertical);</text:span></text:p>
      <text:p text:style-name="Standard"><text:span text:style-name="T6"><text:s text:c="8"/>rb2d.AddForce(movement * speed);</text:span></text:p>
      <text:p text:style-name="Standard"><text:span text:style-name="T6"><text:s text:c="4"/>}</text:span></text:p>
      <text:p text:style-name="P24"/>
      <text:p text:style-name="Standard"><text:span text:style-name="T6"><text:s text:c="4"/></text:span></text:p>
      <text:p text:style-name="Standard"><text:soft-page-break/><text:span text:style-name="T6"><text:s text:c="4"/></text:span><text:span text:style-name="T4">void</text:span><text:span text:style-name="T6"> OnTriggerEnter2D(</text:span><text:span text:style-name="T8">Collider2D</text:span><text:span text:style-name="T6"> other)</text:span></text:p>
      <text:p text:style-name="Standard"><text:span text:style-name="T6"><text:s text:c="4"/>{</text:span></text:p>
      <text:p text:style-name="Standard"><text:span text:style-name="T6"><text:s text:c="8"/></text:span><text:span text:style-name="T4">if</text:span><text:span text:style-name="T6"> (other.gameObject.CompareTag(</text:span><text:span text:style-name="T10">"PickUp"</text:span><text:span text:style-name="T6">))</text:span></text:p>
      <text:p text:style-name="Standard"><text:span text:style-name="T6"><text:s text:c="8"/>{</text:span></text:p>
      <text:p text:style-name="Standard"><text:span text:style-name="T6"><text:s text:c="12"/>other.gameObject.SetActive(</text:span><text:span text:style-name="T4">false</text:span><text:span text:style-name="T6">);</text:span></text:p>
      <text:p text:style-name="Standard"><text:span text:style-name="T6"><text:s text:c="12"/>count = count + 1;</text:span></text:p>
      <text:p text:style-name="Standard"><text:span text:style-name="T6"><text:s text:c="12"/>SetCountText();</text:span></text:p>
      <text:p text:style-name="Standard"><text:span text:style-name="T6"><text:s text:c="8"/>}</text:span></text:p>
      <text:p text:style-name="Standard"><text:span text:style-name="T6"><text:s text:c="4"/>}</text:span></text:p>
      <text:p text:style-name="P24"/>
      <text:p text:style-name="P24"/>
      <text:p text:style-name="Standard"><text:span text:style-name="T6"><text:s text:c="4"/></text:span><text:span text:style-name="T4">void</text:span><text:span text:style-name="T6"> SetCountText()</text:span></text:p>
      <text:p text:style-name="Standard"><text:span text:style-name="T6"><text:s text:c="4"/>{</text:span></text:p>
      <text:p text:style-name="Standard"><text:span text:style-name="T6"><text:s text:c="8"/>countText.text = </text:span><text:span text:style-name="T10">"Count: "</text:span><text:span text:style-name="T6"> + count.ToString();</text:span></text:p>
      <text:p text:style-name="Standard"><text:span text:style-name="T6"><text:s text:c="4"/>}</text:span></text:p>
      <text:p text:style-name="Standard"><text:span text:style-name="T6">}</text:span></text:p>
      <text:p text:style-name="P30"/>
      <text:p text:style-name="P30"/>
      <text:p text:style-name="P30">Drag the CountText object from Hierarchy view to the “Count Text” field of the Player object’s script component.</text:p>
      <text:p text:style-name="P30"/>
      <text:p text:style-name="P30">7. Create new UI&gt;Text element called “Win Text”. <text:s/>Set its preset to the center <text:span text:style-name="T18">(with y = 75 to be slightly above the player)</text:span>, <text:span text:style-name="T18">its paragraph alignment to center, </text:span>its color to yellow, its font size to 24, and its <text:span text:style-name="T18">place holder text to “Win Text”.</text:span></text:p>
      <text:p text:style-name="P30"/>
      <text:p text:style-name="P31">8. Edit the text to display win text if all collectibles are obtained.</text:p>
      <text:p text:style-name="P27"><text:span text:style-name="T4">public</text:span><text:span text:style-name="T6"> </text:span><text:span text:style-name="T8">Text</text:span><text:span text:style-name="T6"> winText;</text:span></text:p>
      <text:p text:style-name="P27"><text:span text:style-name="T6"/></text:p>
      <text:p text:style-name="P27"><text:span text:style-name="T4">void</text:span><text:span text:style-name="T6"> Start()</text:span></text:p>
      <text:p text:style-name="Standard"><text:span text:style-name="T6"><text:s text:c="4"/>{</text:span></text:p>
      <text:p text:style-name="Standard"><text:span text:style-name="T6"><text:s text:c="8"/>rb2d = GetComponent&lt;</text:span><text:span text:style-name="T8">Rigidbody2D</text:span><text:span text:style-name="T6">&gt;();</text:span></text:p>
      <text:p text:style-name="Standard"><text:span text:style-name="T6"><text:s text:c="8"/>count = 0;</text:span></text:p>
      <text:p text:style-name="Standard"><text:span text:style-name="T6"><text:s text:c="8"/>winText.text = </text:span><text:span text:style-name="T10">""</text:span><text:span text:style-name="T6">;</text:span></text:p>
      <text:p text:style-name="Standard"><text:span text:style-name="T6"><text:s text:c="8"/>SetCountText();</text:span></text:p>
      <text:p text:style-name="P27"><text:span text:style-name="T6"><text:s text:c="4"/>}</text:span></text:p>
      <text:p text:style-name="P27"/>
      <text:p text:style-name="P27"><text:span text:style-name="T4">void</text:span><text:span text:style-name="T6"> SetCountText()</text:span></text:p>
      <text:p text:style-name="Standard"><text:span text:style-name="T6"><text:s text:c="4"/>{</text:span></text:p>
      <text:p text:style-name="Standard"><text:span text:style-name="T6"><text:s text:c="8"/>countText.text = </text:span><text:span text:style-name="T10">"Count: "</text:span><text:span text:style-name="T6"> + count.ToString();</text:span></text:p>
      <text:p text:style-name="Standard"><text:span text:style-name="T6"><text:s text:c="8"/></text:span><text:span text:style-name="T4">if</text:span><text:span text:style-name="T6"> (count &gt;= 12)</text:span></text:p>
      <text:p text:style-name="Standard"><text:span text:style-name="T6"><text:s text:c="12"/>winText.text = </text:span><text:span text:style-name="T10">"You win!"</text:span><text:span text:style-name="T6">;</text:span></text:p>
      <text:p text:style-name="P27"><text:span text:style-name="T6"><text:s text:c="4"/>}</text:span></text:p>
      <text:p text:style-name="P27"/>
      <text:p text:style-name="P27">End</text:p>
      <text:p text:style-name="P27"/>
      <text:p text:style-name="P34">Tutorial 9 Building our game</text:p>
      <text:p text:style-name="P32">https://unity3d.com/learn/tutorials/projects/2d-ufo-tutorial/building-our-2d-ufo-game?playlist=25844</text:p>
      <text:p text:style-name="P32"/>
      <text:p text:style-name="P32">1. File &gt; Build Settings or Ctrl + Shift + B. <text:s/>Build standalone application (PC, Mac &amp; Linux Standalone). <text:s/>Could select a different one and click “Switch Platforms” button. <text:s/>Click “Add current scene” button or click and drag scenes from our Project view into the Build Settings window. <text:s/>Then, click Build button.</text:p>
      <text:p text:style-name="P32"/>
      <text:p text:style-name="P32">2. Choose Build location. <text:s/>Perhaps make a folder called “Builds” at the root of the project and sub-folders for different builds.</text:p>
      <text:p text:style-name="P32"/>
      <text:p text:style-name="P32">3. Run the game.</text:p>
      <text:p text:style-name="P32"/>
      <text:p text:style-name="P32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59:51.021000000</meta:creation-date>
    <dc:date>2018-10-22T01:48:27.605000000</dc:date>
    <meta:editing-duration>PT28M39S</meta:editing-duration>
    <meta:editing-cycles>5</meta:editing-cycles>
    <meta:generator>LibreOffice/5.3.2.2$Windows_x86 LibreOffice_project/6cd4f1ef626f15116896b1d8e1398b56da0d0ee1</meta:generator>
    <meta:document-statistic meta:table-count="0" meta:image-count="0" meta:object-count="0" meta:page-count="9" meta:paragraph-count="202" meta:word-count="1462" meta:character-count="10434" meta:non-whitespace-character-count="8531"/>
  </office:meta>
</office:document-meta>
</file>